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 style:data-style-name="N37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paragraph-properties fo:text-align="start" style:justify-single-word="false"/>
      <style:text-properties style:font-name="Liberation Serif"/>
    </style:style>
    <style:style style:name="P2" style:family="paragraph" style:parent-style-name="Default_20_Text">
      <style:text-properties fo:font-size="14pt" style:font-size-asian="14pt" style:font-size-complex="14pt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Heading_20_1">
      <style:paragraph-properties fo:text-align="start" style:justify-single-word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language="fr" fo:country="FR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Police_20_par_20_défaut"><text:span text:style-name="T5">GROUPE C <text:s text:c="24"/></text:span></text:span>Outils et méthodes utilisés</text:p>
      <text:h text:style-name="P8" text:outline-level="1"/>
      <text:h text:style-name="P9" text:outline-level="1">Outils et méthodes utilisés</text:h>
      <text:p text:style-name="Default_20_Text"/>
      <text:p text:style-name="Text_20_Body_20_Single"/>
      <text:p text:style-name="Default_20_Text">Acteurs :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3">Auteurs</text:p>
            </table:table-cell>
            <table:table-cell table:style-name="Tableau1.A1" office:value-type="string">
              <text:p text:style-name="P3">Approbateurs</text:p>
            </table:table-cell>
            <table:table-cell table:style-name="Tableau1.C1" office:value-type="string">
              <text:p text:style-name="P3">Validation</text:p>
            </table:table-cell>
          </table:table-row>
        </table:table-header-rows>
        <table:table-row>
          <table:table-cell table:style-name="Tableau1.A2" office:value-type="string">
            <text:p text:style-name="P1">Guillaume BROC</text:p>
          </table:table-cell>
          <table:table-cell table:style-name="Tableau1.B3" office:value-type="string">
            <text:p text:style-name="P4">Quentin Cheynet</text:p>
          </table:table-cell>
          <table:table-cell table:style-name="Tableau1.C3" office:value-type="string">
            <text:p text:style-name="P4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1.B3" office:value-type="string">
            <text:p text:style-name="P4"><text:span text:style-name="T2">Rédigé le</text:span> : 04/11/2013</text:p>
          </table:table-cell>
          <table:table-cell table:style-name="Tableau1.B3" office:value-type="string">
            <text:p text:style-name="P4"><text:span text:style-name="T2">Approuvé le</text:span> : 04/11/2013</text:p>
          </table:table-cell>
          <table:table-cell table:style-name="Tableau1.C3" office:value-type="string">
            <text:p text:style-name="P4"><text:span text:style-name="T2">Validé le </text:span>:</text:p>
          </table:table-cell>
        </table:table-row>
      </table:table>
      <text:p text:style-name="Text_20_Body_20_Single"/>
      <text:p text:style-name="Default_20_Text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Diffusion</text:p>
          </table:table-cell>
          <table:table-cell table:style-name="Tableau2.B1" office:value-type="string">
            <text:p text:style-name="P5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4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_20_Single"/>
      <text:p text:style-name="Default_20_Text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5">Libellé</text:p>
          </table:table-cell>
          <table:table-cell table:style-name="Tableau3.B1" office:value-type="string">
            <text:p text:style-name="P5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 text:style-name="Default_20_Text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6">N° Version</text:p>
          </table:table-cell>
          <table:table-cell table:style-name="Tableau4.A1" office:value-type="string">
            <text:p text:style-name="P6">Auteurs</text:p>
          </table:table-cell>
          <table:table-cell table:style-name="Tableau4.A1" office:value-type="string">
            <text:p text:style-name="P6">Approbateurs</text:p>
          </table:table-cell>
          <table:table-cell table:style-name="Tableau4.A1" office:value-type="string">
            <text:p text:style-name="P6">Date</text:p>
          </table:table-cell>
          <table:table-cell table:style-name="Tableau4.E1" office:value-type="string">
            <text:p text:style-name="P6">Historique des évolutions</text:p>
          </table:table-cell>
        </table:table-row>
        <table:table-row>
          <table:table-cell table:style-name="Tableau4.A2" office:value-type="string">
            <text:p text:style-name="P6">V1.0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4"/>
          </table:table-cell>
          <table:table-cell table:style-name="Tableau4.D2" office:value-type="date" office:date-value="2013-11-04">
            <text:p text:style-name="P4">04/11/13</text:p>
          </table:table-cell>
          <table:table-cell table:style-name="Tableau4.E2" office:value-type="string">
            <text:p text:style-name="P4"/>
          </table:table-cell>
        </table:table-row>
      </table:table>
      <text:p text:style-name="Text_20_Body_20_Single"/>
      <text:p text:style-name="P7"><text:span text:style-name="Police_20_par_20_défaut"><text:span text:style-name="T3">GROUPE C <text:s text:c="24"/></text:span></text:span><text:span text:style-name="T4">Outils et méthodes utilisés</text:span></text:p>
      <text:p text:style-name="Default_20_Text"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h text:style-name="Heading_20_2" text:outline-level="2">Méthodes utilisées</text:h>
      <text:p text:style-name="Text_20_Body_20_Single"><text:tab/>Nous avons utilisé la méthode Agile XP (eXtreme Programming). Nous avons communiqué principalement par e-mails, un peu par SMS, et les fichiers ont été postés sur Git.</text:p>
      <text:p text:style-name="Text_20_Body_20_Single"/>
      <text:p text:style-name="Text_20_Body_20_Single">Conventions de noms de fichiers et de dossiers :</text:p>
      <text:p text:style-name="Text_20_Body_20_Single"><text:tab/>– pas d'accent</text:p>
      <text:p text:style-name="Text_20_Body_20_Single"><text:tab/>– pas d'espace</text:p>
      <text:p text:style-name="Text_20_Body_20_Single"/>
      <text:p text:style-name="Text_20_Body_20_Single">Conventions de codage :</text:p>
      <text:p text:style-name="Text_20_Body_20_Single"><text:tab/>– noms de classes :</text:p>
      <text:p text:style-name="Text_20_Body_20_Single"><text:tab/><text:tab/>– première lettre en majuscule</text:p>
      <text:p text:style-name="Text_20_Body_20_Single"><text:tab/><text:tab/>– camelcase</text:p>
      <text:p text:style-name="Text_20_Body_20_Single"><text:tab/><text:tab/>– pas de underscore</text:p>
      <text:p text:style-name="Text_20_Body_20_Single"/>
      <text:p text:style-name="Text_20_Body_20_Single"><text:tab/><text:tab/>Exemple : FenetreDePreference</text:p>
      <text:p text:style-name="Text_20_Body_20_Single"/>
      <text:p text:style-name="Text_20_Body_20_Single"><text:tab/>– noms de méthodes (fonctions membres)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variables :</text:p>
      <text:p text:style-name="Text_20_Body_20_Single"><text:tab/><text:tab/>– première lettre en minuscule</text:p>
      <text:p text:style-name="Text_20_Body_20_Single"><text:tab/><text:tab/>– camelcase ou tout en minuscule séparé par underscore</text:p>
      <text:p text:style-name="Text_20_Body_20_Single"/>
      <text:p text:style-name="Text_20_Body_20_Single"><text:tab/>– noms de constantes :</text:p>
      <text:p text:style-name="Text_20_Body_20_Single"><text:tab/><text:tab/>– tout en majuscule</text:p>
      <text:p text:style-name="Text_20_Body_20_Single"><text:tab/><text:tab/>– underscore autor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Default_20_Text" style:next-style-name="Text_20_Body_20_Single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10S</meta:editing-duration>
    <meta:editing-cycles>23</meta:editing-cycles>
    <meta:generator>LibreOffice/3.5$Linux_x86 LibreOffice_project/350m1$Build-2</meta:generator>
    <dc:date>2013-11-05T13:09:55</dc:date>
    <dc:creator>CHEYNET Quentin</dc:creator>
    <meta:document-statistic meta:table-count="4" meta:image-count="0" meta:object-count="0" meta:page-count="2" meta:paragraph-count="59" meta:word-count="245" meta:character-count="1563" meta:non-whitespace-character-count="1297"/>
    <meta:user-defined meta:name="Info 1"/>
    <meta:user-defined meta:name="Info 2"/>
    <meta:user-defined meta:name="Info 3"/>
    <meta:user-defined meta:name="Info 4"/>
  </office:meta>
</office:document-meta>
</file>